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-linejoin="bevel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0000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7.7cm" svg:height="19cm" svg:x="1cm" svg:y="1cm">
          <text:p/>
        </draw:rect>
        <draw:rect draw:style-name="gr2" draw:text-style-name="P1" draw:layer="layout" svg:width="13.7cm" svg:height="11.8cm" svg:x="8.1cm" svg:y="6cm">
          <text:p text:style-name="P1">IMAGE</text:p>
        </draw:rect>
        <draw:rect draw:style-name="gr2" draw:text-style-name="P1" draw:layer="layout" svg:width="4.3cm" svg:height="3cm" svg:x="17.9cm" svg:y="2.3cm">
          <text:p text:style-name="P1">FILTRES</text:p>
        </draw:rect>
        <draw:rect draw:style-name="gr2" draw:text-style-name="P1" draw:layer="layout" svg:width="1.7cm" svg:height="2.2cm" svg:x="5.9cm" svg:y="6cm">
          <text:p text:style-name="P1">OK</text:p>
        </draw:rect>
        <draw:rect draw:style-name="gr2" draw:text-style-name="P1" draw:layer="layout" svg:width="5.6cm" svg:height="2.4cm" svg:x="22.2cm" svg:y="15.4cm">
          <text:p text:style-name="P1">MOT DE PASSE</text:p>
        </draw:rect>
        <draw:rect draw:style-name="gr2" draw:text-style-name="P1" draw:layer="layout" svg:width="5.5cm" svg:height="3cm" svg:x="1.7cm" svg:y="2.3cm">
          <text:p text:style-name="P1">FILTRES</text:p>
        </draw:rect>
        <draw:rect draw:style-name="gr2" draw:text-style-name="P1" draw:layer="layout" svg:width="3.8cm" svg:height="3cm" svg:x="13.3cm" svg:y="2.3cm">
          <text:p text:style-name="P1">FILTRES</text:p>
        </draw:rect>
        <draw:rect draw:style-name="gr2" draw:text-style-name="P1" draw:layer="layout" svg:width="4.3cm" svg:height="3cm" svg:x="7.7cm" svg:y="2.3cm">
          <text:p text:style-name="P1">FILTRES</text:p>
        </draw:rect>
        <draw:rect draw:style-name="gr2" draw:text-style-name="P1" draw:layer="layout" svg:width="4.7cm" svg:height="3cm" svg:x="23cm" svg:y="2.3cm">
          <text:p text:style-name="P1">FILTRES</text:p>
        </draw:rect>
        <draw:rect draw:style-name="gr3" draw:text-style-name="P1" draw:layer="layout" svg:width="5.6cm" svg:height="0.8cm" svg:x="1cm" svg:y="1cm">
          <text:p text:style-name="P1">AJOUTER IMAGE</text:p>
        </draw:rect>
        <draw:rect draw:style-name="gr2" draw:text-style-name="P1" draw:layer="layout" svg:width="4cm" svg:height="2.2cm" svg:x="1.6cm" svg:y="6cm">
          <text:p text:style-name="P1">RECH TAG</text:p>
        </draw:rect>
        <draw:rect draw:style-name="gr2" draw:text-style-name="P1" draw:layer="layout" svg:width="6cm" svg:height="6.8cm" svg:x="1.6cm" svg:y="10.9cm">
          <text:p text:style-name="P1">LISTE DES IMG</text:p>
          <text:p text:style-name="P1"/>
          <text:p text:style-name="P1">QUI </text:p>
          <text:p text:style-name="P1"/>
          <text:p text:style-name="P1">CORRESPONDENT</text:p>
          <text:p text:style-name="P1"/>
          <text:p text:style-name="P1">AU TAG</text:p>
        </draw:rect>
        <draw:rect draw:style-name="gr2" draw:text-style-name="P1" draw:layer="layout" svg:width="6cm" svg:height="1.5cm" svg:x="1.6cm" svg:y="8.7cm">
          <text:p text:style-name="P1">LISTE DES TAGS</text:p>
        </draw:rect>
        <draw:rect draw:style-name="gr2" draw:text-style-name="P1" draw:layer="layout" svg:width="5.6cm" svg:height="1.5cm" svg:x="22.2cm" svg:y="6.1cm">
          <text:p text:style-name="P1">AJOUTER TAGS</text:p>
        </draw:rect>
        <draw:rect draw:style-name="gr2" draw:text-style-name="P1" draw:layer="layout" svg:width="5.6cm" svg:height="6.8cm" svg:x="22.2cm" svg:y="8.2cm">
          <text:p text:style-name="P1">LISTE TAGS</text:p>
          <text:p text:style-name="P1"/>
          <text:p text:style-name="P1">IMAGE</text:p>
        </draw:rect>
      </draw:page>
      <draw:page draw:name="page2" draw:style-name="dp1" draw:master-page-name="Standard">
        <draw:rect draw:style-name="gr1" draw:text-style-name="P1" draw:layer="layout" svg:width="27.7cm" svg:height="19cm" svg:x="1cm" svg:y="1cm">
          <text:p/>
        </draw:rect>
        <draw:rect draw:style-name="gr2" draw:text-style-name="P2" draw:layer="layout" svg:width="13.7cm" svg:height="11.8cm" svg:x="8.1cm" svg:y="6cm">
          <text:p text:style-name="P2">IMAGE</text:p>
        </draw:rect>
        <draw:rect draw:style-name="gr2" draw:text-style-name="P2" draw:layer="layout" svg:width="4.3cm" svg:height="3cm" svg:x="17.9cm" svg:y="2.3cm">
          <text:p text:style-name="P2">FILTRES</text:p>
        </draw:rect>
        <draw:rect draw:style-name="gr2" draw:text-style-name="P2" draw:layer="layout" svg:width="1.7cm" svg:height="2.2cm" svg:x="5.9cm" svg:y="6cm">
          <text:p text:style-name="P2">OK</text:p>
        </draw:rect>
        <draw:rect draw:style-name="gr2" draw:text-style-name="P2" draw:layer="layout" svg:width="5.6cm" svg:height="2.4cm" svg:x="22.2cm" svg:y="15.4cm">
          <text:p text:style-name="P2">MOT DE PASSE</text:p>
        </draw:rect>
        <draw:rect draw:style-name="gr2" draw:text-style-name="P2" draw:layer="layout" svg:width="5.5cm" svg:height="3cm" svg:x="1.7cm" svg:y="2.3cm">
          <text:p text:style-name="P2">FILTRES</text:p>
        </draw:rect>
        <draw:rect draw:style-name="gr2" draw:text-style-name="P2" draw:layer="layout" svg:width="3.8cm" svg:height="3cm" svg:x="13.3cm" svg:y="2.3cm">
          <text:p text:style-name="P2">FILTRES</text:p>
        </draw:rect>
        <draw:rect draw:style-name="gr2" draw:text-style-name="P2" draw:layer="layout" svg:width="4.3cm" svg:height="3cm" svg:x="7.7cm" svg:y="2.3cm">
          <text:p text:style-name="P2">FILTRES</text:p>
        </draw:rect>
        <draw:rect draw:style-name="gr2" draw:text-style-name="P2" draw:layer="layout" svg:width="4.7cm" svg:height="3cm" svg:x="23cm" svg:y="2.3cm">
          <text:p text:style-name="P2">FILTRES</text:p>
        </draw:rect>
        <draw:rect draw:style-name="gr4" draw:text-style-name="P2" draw:layer="layout" svg:width="5.6cm" svg:height="0.8cm" svg:x="1cm" svg:y="1cm">
          <text:p text:style-name="P2">AJOUTER IMAGE</text:p>
        </draw:rect>
        <draw:rect draw:style-name="gr2" draw:text-style-name="P2" draw:layer="layout" svg:width="4cm" svg:height="2.2cm" svg:x="1.6cm" svg:y="6cm">
          <text:p text:style-name="P2">RECH TAG</text:p>
        </draw:rect>
        <draw:rect draw:style-name="gr2" draw:text-style-name="P2" draw:layer="layout" svg:width="6cm" svg:height="6.8cm" svg:x="1.6cm" svg:y="10.9cm">
          <text:p text:style-name="P2">LISTE DES IMG</text:p>
          <text:p text:style-name="P2"/>
          <text:p text:style-name="P2">QUI </text:p>
          <text:p text:style-name="P2"/>
          <text:p text:style-name="P2">CORRESPONDENT</text:p>
          <text:p text:style-name="P2"/>
          <text:p text:style-name="P2">AU TAG</text:p>
        </draw:rect>
        <draw:rect draw:style-name="gr2" draw:text-style-name="P2" draw:layer="layout" svg:width="6cm" svg:height="1.5cm" svg:x="1.6cm" svg:y="8.7cm">
          <text:p text:style-name="P2">LISTE DES TAGS</text:p>
        </draw:rect>
        <draw:rect draw:style-name="gr2" draw:text-style-name="P2" draw:layer="layout" svg:width="5.6cm" svg:height="1.5cm" svg:x="22.2cm" svg:y="6.1cm">
          <text:p text:style-name="P2">AJOUTER TAGS</text:p>
        </draw:rect>
        <draw:rect draw:style-name="gr2" draw:text-style-name="P2" draw:layer="layout" svg:width="5.6cm" svg:height="6.8cm" svg:x="22.2cm" svg:y="8.2cm">
          <text:p text:style-name="P2">LISTE TAGS</text:p>
          <text:p text:style-name="P2"/>
          <text:p text:style-name="P2">IMAGE</text:p>
        </draw:rect>
        <draw:rect draw:style-name="gr3" draw:text-style-name="P1" draw:layer="layout" svg:width="22.2cm" svg:height="14.3cm" svg:x="3.75cm" svg:y="3.35cm">
          <text:p text:style-name="P1">AJOUTER NOM ET TAG IMAG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lan TARCY</meta:initial-creator>
    <meta:creation-date>2021-12-01T14:27:50.20</meta:creation-date>
    <dc:date>2021-12-01T16:05:47.46</dc:date>
    <dc:creator>Allan TARCY</dc:creator>
    <meta:editing-duration>PT23M57S</meta:editing-duration>
    <meta:editing-cycles>7</meta:editing-cycles>
    <meta:generator>OpenOffice/4.1.10$Win32 OpenOffice.org_project/4110m2$Build-9807</meta:generator>
    <meta:document-statistic meta:object-count="31"/>
  </office:meta>
</office:document-meta>
</file>